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Prateek, I will join a translation(of mine) of the copybook of our project :<text:line-break/><text:line-break/>Fast and Furious game playing : Monte Carlo drift<text:line-break/><text:line-break/>The project framework :<text:line-break/>The project is about the game's theory, but algorithms and concepts about this theory are not just about these games, they have been applied with success to numerous plans and optimization problems in different fields, like manufacturing industry, spatial systems, and robotics.<text:line-break/><text:line-break/>Goal of the project :<text:line-break/>The goal of this project is to implement the artificial intelligence of a 2 players game using the algorithm "Monte Carlo Tree Research" (MCTS). His implementation will be parallelized on an optimized way, using parallelization possibilities of a multi-core isolated device, and a cluster device.<text:line-break/><text:line-break/>Description :<text:line-break/>The MCTS is an algorithm that takes optimal decisions based on a random exploration of the searching space. Applied to 2 players game like chess, draughts (or checkers in us, <text:bookmark text:name="OBJ_PREFIX_DWT44_com_zimbra_date"/><text:bookmark text:name="OBJ_PREFIX_DWT45_com_zimbra_date"/>jeu de dames in French), the algorithm makes it possible to guide the choice of the next move. Using results of last explorations, the algorithm builds progressively a tree of possible parts in the memory and begin successively better to estimate values and most promising moves. The elevated combination of the exploration of better moves is not able to treat all cases, that is why the Montecarlo Method guarantee a better exploration than the traditional Min Max algorithm.<text:line-break/><text:line-break/>Application :<text:line-break/>The application will work on cluster INRIA-INSA devices, or on Grid5000 grid, and will be based upon parallel programming framework like OpenMP, MPI for C/C++, or Akka for Java/Scala. The game can be Arimaa, invented by Omar Syed in 2003, a computer science engineer specialized in Computer Science. The chess worldwide champion's defeat Garry Kasparov against the IBM program Deep Blue has inspired Omar Syed to conceive a new game.<text:line-break/>This game will be played on a standard chessboard, it will be difficult for the computer to play well, but the rules had to be easy for his 4 years old son, Aamir could understand the game.<text:line-break/><text:line-break/>Each year until 2020, Omar Syed offer a prize of 10000 USD to reward the first program able to beat a human player in a 6 games or more match. The prize still has not been rewarded.<text:line-break/><text:line-break/>Environment :<text:line-break/>Material : Linux computer, cluster, Grid5000<text:line-break/>Software : C++, MPI, OpenMP<text:line-break/><text:line-break/><text:line-break/><text:line-break/>D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10-11T23:45:31.33</meta:creation-date>
    <meta:document-statistic meta:table-count="0" meta:image-count="0" meta:object-count="0" meta:page-count="1" meta:paragraph-count="1" meta:word-count="390" meta:character-count="2340"/>
    <dc:date>2014-10-11T23:45:42.68</dc:date>
    <dc:creator>Dan </dc:creator>
    <meta:editing-duration>PT11S</meta:editing-duration>
    <meta:editing-cycles>1</meta:editing-cycles>
    <meta:generator>OpenOffice/4.1.1$Win32 OpenOffice.org_project/411m6$Build-9775</meta:generator>
  </office:meta>
</office:document-meta>
</file>